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Standard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Calibri Light" svg:font-family="'Calibri Light'" style:font-adornments="Standard" style:font-family-generic="swiss" style:font-pitch="variable"/>
    <style:font-face style:name="Calibri Light1" svg:font-family="'Calibri Light'" style:font-adornments="Fett" style:font-family-generic="swiss" style:font-pitch="variable"/>
    <style:font-face style:name="Consolas" svg:font-family="Consolas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1f2f212"/>
    </style:style>
    <style:style style:name="P2" style:family="paragraph" style:parent-style-name="Footnote">
      <style:text-properties officeooo:paragraph-rsid="01f2f212"/>
    </style:style>
    <style:style style:name="P3" style:family="paragraph" style:parent-style-name="Text_20_body">
      <style:text-properties officeooo:rsid="01c80e11" officeooo:paragraph-rsid="01c80e11"/>
    </style:style>
    <style:style style:name="P4" style:family="paragraph" style:parent-style-name="Text_20_body">
      <style:text-properties officeooo:rsid="01ebe1cb" officeooo:paragraph-rsid="01ebe1cb"/>
    </style:style>
    <style:style style:name="P5" style:family="paragraph" style:parent-style-name="Title">
      <style:paragraph-properties fo:text-align="center" style:justify-single-word="false"/>
      <style:text-properties officeooo:rsid="01acc28e" officeooo:paragraph-rsid="01f2f212"/>
    </style:style>
    <style:style style:name="P6" style:family="paragraph" style:parent-style-name="Text_20_body">
      <style:text-properties officeooo:rsid="01f52610" officeooo:paragraph-rsid="01f52610"/>
    </style:style>
    <style:style style:name="P7" style:family="paragraph" style:parent-style-name="Standard">
      <style:text-properties officeooo:rsid="01f52610" officeooo:paragraph-rsid="01f638e0"/>
    </style:style>
    <style:style style:name="P8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officeooo:rsid="01f52610" officeooo:paragraph-rsid="01f638e0"/>
    </style:style>
    <style:style style:name="P9" style:family="paragraph" style:parent-style-name="Standard">
      <style:paragraph-properties fo:margin-left="0cm" fo:margin-right="0.199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officeooo:paragraph-rsid="01f638e0"/>
    </style:style>
    <style:style style:name="P11" style:family="paragraph" style:parent-style-name="Standard">
      <style:text-properties officeooo:rsid="01f638e0" officeooo:paragraph-rsid="01f638e0"/>
    </style:style>
    <style:style style:name="P12" style:family="paragraph" style:parent-style-name="Text_20_body">
      <style:text-properties officeooo:rsid="01f638e0" officeooo:paragraph-rsid="01f638e0"/>
    </style:style>
    <style:style style:name="P13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style:font-name="Consolas" fo:font-size="8pt" style:font-size-asian="8pt" style:font-size-complex="8pt"/>
    </style:style>
    <style:style style:name="P14" style:family="paragraph" style:parent-style-name="Standard">
      <style:text-properties officeooo:rsid="01f65cf2" officeooo:paragraph-rsid="01f65cf2"/>
    </style:style>
    <style:style style:name="P15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fo:font-size="8pt" officeooo:rsid="01f638e0" officeooo:paragraph-rsid="01f638e0" style:font-size-asian="8pt" style:font-size-complex="8pt"/>
    </style:style>
    <style:style style:name="P16" style:family="paragraph" style:parent-style-name="Standard">
      <style:text-properties fo:font-size="8pt" officeooo:rsid="01f638e0" officeooo:paragraph-rsid="01f638e0" style:font-size-asian="8pt" style:font-size-complex="8pt"/>
    </style:style>
    <style:style style:name="P17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fo:font-size="8pt" style:font-size-asian="8pt" style:font-size-complex="8pt"/>
    </style:style>
    <style:style style:name="P18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fo:font-size="8pt" officeooo:paragraph-rsid="01f638e0" style:font-size-asian="8pt" style:font-size-complex="8pt"/>
    </style:style>
    <style:style style:name="P19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fo:font-size="8pt" officeooo:paragraph-rsid="01f65cf2" style:font-size-asian="8pt" style:font-size-complex="8pt"/>
    </style:style>
    <style:style style:name="P20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fo:font-size="8pt" officeooo:paragraph-rsid="01f73ae5" style:font-size-asian="8pt" style:font-size-complex="8pt"/>
    </style:style>
    <style:style style:name="P21" style:family="paragraph" style:parent-style-name="Standard">
      <style:text-properties officeooo:rsid="01f73ae5" officeooo:paragraph-rsid="01f73ae5"/>
    </style:style>
    <style:style style:name="P22" style:family="paragraph" style:parent-style-name="Text_20_body">
      <style:text-properties officeooo:rsid="01f73ae5" officeooo:paragraph-rsid="01f73ae5"/>
    </style:style>
    <style:style style:name="P23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officeooo:rsid="01f73ae5" officeooo:paragraph-rsid="01f73ae5"/>
    </style:style>
    <style:style style:name="P24" style:family="paragraph" style:parent-style-name="Standard">
      <style:text-properties officeooo:rsid="01f74380" officeooo:paragraph-rsid="01f74380"/>
    </style:style>
    <style:style style:name="P25" style:family="paragraph" style:parent-style-name="Text_20_body">
      <style:text-properties fo:font-weight="bold" officeooo:paragraph-rsid="01f36ee8" style:font-weight-asian="bold" style:font-weight-complex="bold"/>
    </style:style>
    <style:style style:name="P26" style:family="paragraph" style:parent-style-name="Text_20_body">
      <style:text-properties fo:font-weight="bold" officeooo:rsid="01f52610" officeooo:paragraph-rsid="01f52610" style:font-weight-asian="bold" style:font-weight-complex="bold"/>
    </style:style>
    <style:style style:name="P27" style:family="paragraph" style:parent-style-name="Text_20_body">
      <style:text-properties fo:font-weight="bold" officeooo:paragraph-rsid="01f52610" style:font-weight-asian="bold" style:font-weight-complex="bold"/>
    </style:style>
    <style:style style:name="P28" style:family="paragraph" style:parent-style-name="Text_20_body">
      <style:text-properties officeooo:rsid="01f36ee8" officeooo:paragraph-rsid="01f36ee8"/>
    </style:style>
    <style:style style:name="P29" style:family="paragraph" style:parent-style-name="Text_20_body">
      <style:text-properties officeooo:paragraph-rsid="01f36ee8"/>
    </style:style>
    <style:style style:name="P30" style:family="paragraph" style:parent-style-name="Text_20_body">
      <style:text-properties officeooo:paragraph-rsid="01f52610"/>
    </style:style>
    <style:style style:name="P31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fo:color="#7f0055" loext:opacity="100%" style:font-name="Consolas" fo:font-size="10pt" fo:font-weight="bold" officeooo:rsid="01f52610" officeooo:paragraph-rsid="01f638e0" style:font-size-asian="10pt" style:font-weight-asian="bold"/>
    </style:style>
    <style:style style:name="P32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fo:color="#000000" loext:opacity="100%" style:font-name="Consolas" fo:font-size="10pt" officeooo:rsid="01f638e0" officeooo:paragraph-rsid="01f638e0" style:font-size-asian="10pt"/>
    </style:style>
    <style:style style:name="P33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fo:color="#000000" loext:opacity="100%" style:font-name="Consolas" fo:font-size="10pt" officeooo:paragraph-rsid="01f638e0" style:font-size-asian="10pt"/>
    </style:style>
    <style:style style:name="P34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fo:color="#000000" loext:opacity="100%" style:font-name="Consolas" fo:font-size="8pt" style:font-size-asian="8pt" style:font-size-complex="8pt"/>
    </style:style>
    <style:style style:name="P35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fo:color="#000000" loext:opacity="100%" style:font-name="Consolas" fo:font-size="8pt" officeooo:rsid="01f73ae5" style:font-size-asian="8pt" style:font-size-complex="8pt"/>
    </style:style>
    <style:style style:name="P36" style:family="paragraph" style:parent-style-name="Standard">
      <style:paragraph-properties fo:margin-left="0cm" fo:margin-right="0.199cm" fo:text-align="start" style:justify-single-word="false" fo:text-indent="0cm" style:auto-text-indent="false"/>
      <style:text-properties fo:color="#000000" loext:opacity="100%" style:font-name="Consolas" fo:font-size="8pt" officeooo:rsid="01f638e0" officeooo:paragraph-rsid="01f638e0" style:font-size-asian="8pt" style:font-size-complex="8pt"/>
    </style:style>
    <style:style style:name="P37" style:family="paragraph" style:parent-style-name="Heading_20_1" style:list-style-name="">
      <style:text-properties fo:color="#000000" loext:opacity="100%" style:font-name="Consolas" fo:font-size="10pt" officeooo:rsid="01f52610" fo:background-color="#d4d4d4" style:font-size-asian="10pt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1f52610" officeooo:paragraph-rsid="01f52610"/>
    </style:style>
    <style:style style:name="P40" style:family="paragraph" style:parent-style-name="Text_20_body" style:list-style-name="List_20_1">
      <style:text-properties officeooo:rsid="01c80e11" officeooo:paragraph-rsid="01c80e11"/>
    </style:style>
    <style:style style:name="P41" style:family="paragraph" style:parent-style-name="Text_20_body" style:list-style-name="List_20_1">
      <style:text-properties officeooo:rsid="01f78df8" officeooo:paragraph-rsid="01f78df8"/>
    </style:style>
    <style:style style:name="T1" style:family="text">
      <style:text-properties style:font-name="Calibri" fo:font-size="9pt" officeooo:rsid="0168f702"/>
    </style:style>
    <style:style style:name="T2" style:family="text">
      <style:text-properties style:font-name="Calibri" fo:font-size="9pt" officeooo:rsid="01f5f510"/>
    </style:style>
    <style:style style:name="T3" style:family="text">
      <style:text-properties style:font-name="Calibri" fo:font-size="9pt" officeooo:rsid="01f74380"/>
    </style:style>
    <style:style style:name="T4" style:family="text">
      <style:text-properties style:font-name="Calibri" fo:font-size="11pt"/>
    </style:style>
    <style:style style:name="T5" style:family="text">
      <style:text-properties officeooo:rsid="0168f702"/>
    </style:style>
    <style:style style:name="T6" style:family="text">
      <style:text-properties officeooo:rsid="01b3b322"/>
    </style:style>
    <style:style style:name="T7" style:family="text">
      <style:text-properties officeooo:rsid="01bc1c10"/>
    </style:style>
    <style:style style:name="T8" style:family="text">
      <style:text-properties officeooo:rsid="01ef1d9b"/>
    </style:style>
    <style:style style:name="T9" style:family="text">
      <style:text-properties officeooo:rsid="01c01566"/>
    </style:style>
    <style:style style:name="T10" style:family="text">
      <style:text-properties officeooo:rsid="01f36ee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1f52610"/>
    </style:style>
    <style:style style:name="T13" style:family="text">
      <style:text-properties officeooo:rsid="01f638e0"/>
    </style:style>
    <style:style style:name="T14" style:family="text">
      <style:text-properties fo:color="#7f0055" loext:opacity="100%" style:font-name="Consolas" fo:font-size="10pt" fo:font-weight="bold" style:font-size-asian="10pt" style:font-weight-asian="bold"/>
    </style:style>
    <style:style style:name="T15" style:family="text">
      <style:text-properties fo:color="#7f0055" loext:opacity="100%" style:font-name="Consolas" fo:font-weight="bold" style:font-weight-asian="bold"/>
    </style:style>
    <style:style style:name="T16" style:family="text">
      <style:text-properties fo:color="#000000" loext:opacity="100%" style:font-name="Consolas"/>
    </style:style>
    <style:style style:name="T17" style:family="text">
      <style:text-properties fo:color="#000000" loext:opacity="100%" style:font-name="Consolas" fo:font-size="10pt" style:font-size-asian="10pt"/>
    </style:style>
    <style:style style:name="T18" style:family="text">
      <style:text-properties fo:color="#000000" loext:opacity="100%" style:font-name="Consolas" fo:font-size="10pt" fo:background-color="#d4d4d4" loext:char-shading-value="0" style:font-size-asian="10pt"/>
    </style:style>
    <style:style style:name="T19" style:family="text">
      <style:text-properties fo:color="#000000" loext:opacity="100%" style:font-name="Consolas" fo:font-size="10pt" officeooo:rsid="01f52610" fo:background-color="#d4d4d4" loext:char-shading-value="0" style:font-size-asian="10pt"/>
    </style:style>
    <style:style style:name="T20" style:family="text">
      <style:text-properties fo:color="#000000" loext:opacity="100%" style:font-name="Consolas" fo:font-size="10pt" officeooo:rsid="01f73ae5" fo:background-color="#d4d4d4" loext:char-shading-value="0" style:font-size-asian="10pt"/>
    </style:style>
    <style:style style:name="T21" style:family="text">
      <style:text-properties fo:color="#000000" loext:opacity="100%" style:font-name="Consolas" fo:background-color="#f0d8a8" loext:char-shading-value="0"/>
    </style:style>
    <style:style style:name="T22" style:family="text">
      <style:text-properties fo:color="#000000" loext:opacity="100%" style:font-name="Consolas" officeooo:rsid="01f638e0" fo:background-color="#f0d8a8" loext:char-shading-value="0"/>
    </style:style>
    <style:style style:name="T23" style:family="text">
      <style:text-properties fo:color="#000000" loext:opacity="100%" style:font-name="Consolas" officeooo:rsid="01f638e0"/>
    </style:style>
    <style:style style:name="T24" style:family="text">
      <style:text-properties fo:color="#000000" loext:opacity="100%" style:font-name="Consolas" officeooo:rsid="01f65cf2"/>
    </style:style>
    <style:style style:name="T25" style:family="text">
      <style:text-properties fo:color="#000000" loext:opacity="100%" style:font-name="Consolas" officeooo:rsid="01f73ae5"/>
    </style:style>
    <style:style style:name="T26" style:family="text">
      <style:text-properties fo:color="#0000c0" loext:opacity="100%" style:font-name="Consolas"/>
    </style:style>
    <style:style style:name="T27" style:family="text">
      <style:text-properties fo:color="#0000c0" loext:opacity="100%" style:font-name="Consolas" fo:font-size="10pt" fo:font-style="italic" style:font-size-asian="10pt" style:font-style-asian="italic"/>
    </style:style>
    <style:style style:name="T28" style:family="text">
      <style:text-properties fo:color="#0000c0" loext:opacity="100%" style:font-name="Consolas" officeooo:rsid="01f638e0"/>
    </style:style>
    <style:style style:name="T29" style:family="text">
      <style:text-properties fo:color="#0000c0" loext:opacity="100%" style:font-name="Consolas" officeooo:rsid="01f65cf2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3f7f5f" loext:opacity="100%" style:font-name="Consolas"/>
    </style:style>
    <style:style style:name="T32" style:family="text">
      <style:text-properties fo:color="#3f7f5f" loext:opacity="100%" style:font-name="Consolas" fo:font-size="10pt" style:font-size-asian="10pt"/>
    </style:style>
    <style:style style:name="T33" style:family="text">
      <style:text-properties fo:color="#3f7f5f" loext:opacity="100%" style:font-name="Consolas" fo:font-size="10pt" style:text-underline-style="solid" style:text-underline-width="auto" style:text-underline-color="font-color" style:font-size-asian="10pt"/>
    </style:style>
    <style:style style:name="T34" style:family="text">
      <style:text-properties fo:color="#005032" loext:opacity="100%"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KM<text:note text:id="ftn1" text:note-class="footnote"><text:note-citation>1</text:note-citation><text:note-body><text:p text:style-name="P2"><text:tab/><text:span text:style-name="T7">HKM steht für Horst-Klaus-Max --- mangels eines </text:span><text:span text:style-name="T8">(bisher) </text:span><text:span text:style-name="T7">besseren </text:span><text:span text:style-name="T8">(griffigeren) </text:span><text:span text:style-name="T7">Namen für das Vario</text:span></text:p></text:note-body></text:note> - <text:span text:style-name="T6">das </text:span><text:span text:style-name="T10">Audio-Interface</text:span><text:span text:style-name="T9"><text:note text:id="ftn2" text:note-class="footnote"><text:note-citation>2</text:note-citation><text:note-body><text:p text:style-name="Footnote"><text:tab/><text:span text:style-name="T8">Zur Nomenklatur : Handbuch Version h.m.n.x korrespondiert mit Software-Version h.m.n und ist die x.te Text-Iteration passend zu dieser Software-Version.</text:span></text:p></text:note-body></text:note></text:span></text:p>
      <text:p text:style-name="Text_20_body"/>
      <text:p text:style-name="Text_20_body"/>
      <text:h text:style-name="Heading_20_1" text:outline-level="1">Audio-Pflichtenheft aus dem April 2020, <text:tab/><text:span text:style-name="T12">weiterentwickelt im April 2021</text:span></text:h>
      <text:p text:style-name="P25"/>
      <text:p text:style-name="P25">Ausgabe eines in Tonhöhe und Lautstärke regelbaren Tones.</text:p>
      <text:p text:style-name="P29"/>
      <text:p text:style-name="P29"><text:span text:style-name="T11">Tonhöhe</text:span> steuerbar über einen linearen Parameter mit der Range -2.0 bis +2.0 .</text:p>
      <text:p text:style-name="P28">Das Audio selbst definiert die maximale und die minimale Frequenz, die es ausgibt.</text:p>
      <text:p text:style-name="P28">Der Wert -2 entspricht der minimalen Frequenz, der Wert +2 entspricht der maximalen Frequenz.</text:p>
      <text:p text:style-name="P28">Der Wert 0 entspricht der Mittenfrequenz fm = sqrt (fmin * fmax)</text:p>
      <text:p text:style-name="P29"/>
      <text:p text:style-name="P29">Die Steuerung der Frequenz soll einen physiologisch wahrnehmbar gleichmäßigen Frequenzanstieg erzeugen.</text:p>
      <text:p text:style-name="P29"/>
      <text:p text:style-name="P6">(Forderung Klaus)</text:p>
      <text:p text:style-name="P6">Das Audio soll in der Lage sein, den „Ziehen“-Ton aus dem Vario-Kontext durch einen „Langsamer“-Ton im Sollfahrt-Kontext zu ersetzen. </text:p>
      <text:p text:style-name="P6">Der bekannte Standard bei E-Varios ist der mit größer werdendem Steigen in der Frequenz anschwellende Ton, der in Intervallen zerhackt wird in mit dem Steigen anschwellender Frequenz. → Beep-Beep</text:p>
      <text:p text:style-name="P6">Beim Sollfahrt-Fliegen soll der Ton für „Ziehen“ nicht eine gleichmäßige Frequenz sein, sondern in sich anschwellen. → huit-huit</text:p>
      <text:p text:style-name="P27"/>
      <text:p text:style-name="P27"/>
      <text:p text:style-name="P30"><text:span text:style-name="T11">Lautstärke</text:span> steuerbar zwischen Ton-Aus und dem Maximum, was die Aussteuerung hergibt.</text:p>
      <text:p text:style-name="P29"/>
      <text:p text:style-name="P29"><text:span text:style-name="T12">D</text:span>ie Steuerung der Lautstärke soll den linearen Anstieg des Eingangswert zwischen 0 und 100 (%) abbilden auf einen physiologisch wahrnehmbar gleichmäßigen Anstieg der Lautstärke.</text:p>
      <text:p text:style-name="P29"/>
      <text:p text:style-name="P29">Wenn aus der Ansteuerungslogik heraus das Audio getaktet wird (Mute oder Intervall), dann soll das Audio in der Lage sein, den Volume-Sprung <text:s/>(zB <text:s/>0 auf 50 oder von 60 auf 90 ) zu glätten.</text:p>
      <text:p text:style-name="P29"/>
      <text:p text:style-name="P29">Analog <text:span text:style-name="T10">sollen auch </text:span>Frequenzsprünge <text:span text:style-name="T10">geglättet werden, weil sie sonst das Hörempfinden deutlich stören.</text:span></text:p>
      <text:p text:style-name="P29"/>
      <text:p text:style-name="P29"/>
      <text:p text:style-name="P26">Tonsignale</text:p>
      <text:p text:style-name="P6">Da das Vario seine interne Arbeitsweise abhängig von äußeren Einflüssen, zB der Steigen-Gleiten-Umschaltung aus dem Sensor, durch die automatisch angepasste Skalierung des Variometers, <text:span text:style-name="T13">etc.) ändern </text:span><text:soft-page-break/><text:span text:style-name="T13">kann, ohne dass der Pilot das verursacht, ist es notwendig, den Piloten durch ein Tonsignal auf diese Veränderung aufmerksam zu machen.</text:span></text:p>
      <text:p text:style-name="P12">Deshalb soll das Audio, getrennt von den Tonsignalen für Vario und Sollfahrt, in der Lage sein, eine kleine Zahl von Tonsignalen autonom zu erzeugen.</text:p>
      <text:p text:style-name="P31"/>
      <text:h text:style-name="P37" text:outline-level="1"/>
      <text:h text:style-name="P38" text:outline-level="1">Umsetzung auf Seite des Varios</text:h>
      <text:p text:style-name="P12">Im Vario ist der Task <text:span text:style-name="T30">AudioController</text:span> für die Ansteuerung des Audio verantwortlich. Diese Task setzt die Parameter in einem Audio-Q-Item, das dem Task CAN-Bus_Sender übergeben wird, der den Datentransfer erledigt.</text:p>
      <text:p text:style-name="P12">Analog werden, verteilt über die gesamte Applikation an definierten Stellen Signal-Q-Items mit Daten versorgt. Auch diese Q wird in Task CAN-Bus-Sender abgearbeitet.</text:p>
      <text:p text:style-name="P32"/>
      <text:p text:style-name="P15"><text:span text:style-name="T16"><text:s text:c="2"/></text:span><text:span text:style-name="T31">//</text:span></text:p>
      <text:p text:style-name="P17"><text:span text:style-name="T16"><text:s text:c="2"/></text:span><text:span text:style-name="T31">// ***************************************************************************</text:span></text:p>
      <text:p text:style-name="P17"><text:span text:style-name="T16"><text:s text:c="2"/></text:span><text:span text:style-name="T31">//</text:span></text:p>
      <text:p text:style-name="P17"><text:span text:style-name="T16"><text:s text:c="2"/></text:span><text:span text:style-name="T31">// Audio Queue definition</text:span></text:p>
      <text:p text:style-name="P17"><text:span text:style-name="T16"><text:s text:c="2"/></text:span><text:span text:style-name="T31">//</text:span></text:p>
      <text:p text:style-name="P17"><text:span text:style-name="T16"><text:s text:c="2"/></text:span><text:span text:style-name="T15">typedef</text:span><text:span text:style-name="T16"> </text:span><text:span text:style-name="T15">struct</text:span></text:p>
      <text:p text:style-name="P34"><text:s text:c="2"/>{</text:p>
      <text:p text:style-name="P17"><text:span text:style-name="T16"><text:s text:c="4"/></text:span><text:span text:style-name="T34">int16_t</text:span><text:span text:style-name="T16"> <text:s text:c="2"/></text:span><text:span text:style-name="T26">NormedFrequency</text:span><text:span text:style-name="T16">;<text:tab/></text:span><text:span text:style-name="T24">[-2.0 - +2.0]</text:span></text:p>
      <text:p text:style-name="P17"><text:span text:style-name="T16"><text:s text:c="4"/></text:span><text:span text:style-name="T34">uint16_t</text:span><text:span text:style-name="T16"> <text:s/></text:span><text:span text:style-name="T26">Interval</text:span><text:span text:style-name="T16">;<text:tab/><text:tab/></text:span><text:span text:style-name="T24">[in climb-mode <text:s/>: 20 – 200 msec <text:s text:c="4"/></text:span><text:span text:style-name="T25">]</text:span></text:p>
      <text:p text:style-name="P17"><text:span text:style-name="T24"><text:tab/><text:tab/><text:tab/>[in cruise-mode : fix 200 msec <text:s text:c="5"/></text:span><text:span text:style-name="T25">]</text:span></text:p>
      <text:p text:style-name="P17"><text:span text:style-name="T16"><text:s text:c="4"/></text:span><text:span text:style-name="T34">uint8_t</text:span><text:span text:style-name="T16"> <text:s text:c="2"/></text:span><text:span text:style-name="T26">Audio_Volume</text:span><text:span text:style-name="T16">;<text:tab/></text:span><text:span text:style-name="T24">[in climb-mode <text:s/>= Vario-Volume </text:span><text:span text:style-name="T25">0-100</text:span><text:span text:style-name="T24">]</text:span><text:span text:style-name="T25">%</text:span></text:p>
      <text:p text:style-name="P20"><text:span text:style-name="T24"><text:tab/><text:tab/><text:tab/>[in cruise-mode = SC-Volume <text:s text:c="3"/></text:span><text:span text:style-name="T25">0-100</text:span><text:span text:style-name="T24">]</text:span><text:span text:style-name="T25">%</text:span></text:p>
      <text:p text:style-name="P19"><text:span text:style-name="T16"><text:s text:c="4"/></text:span><text:span text:style-name="T34">uint8_t</text:span><text:span text:style-name="T16"> <text:s text:c="2"/></text:span><text:span text:style-name="T26">Duty_Cycle</text:span><text:span text:style-name="T16">;<text:tab/><text:tab/></text:span><text:span text:style-name="T24">[in climb-mode <text:s/>= 50 <text:s text:c="15"/>]%</text:span></text:p>
      <text:p text:style-name="P19"><text:span text:style-name="T24"><text:tab/><text:tab/><text:tab/>[in cruise-mode = </text:span><text:span text:style-name="T25">10 – 80 <text:s text:c="10"/>]%</text:span></text:p>
      <text:p text:style-name="P17"><text:span text:style-name="T16"><text:s text:c="4"/></text:span><text:span text:style-name="T34">uint8_t</text:span><text:span text:style-name="T16"> <text:s text:c="2"/></text:span><text:span text:style-name="T26">ClimbMode</text:span><text:span text:style-name="T16">;<text:tab/><text:tab/></text:span><text:span text:style-name="T25">[0 – cruising, 2 – climbing <text:s text:c="8"/>]</text:span></text:p>
      <text:p text:style-name="P35"><text:tab/><text:tab/><text:tab/>[0 – huit-huit, 2 – beep-beep <text:s text:c="6"/>]</text:p>
      <text:p text:style-name="P13"/>
      <text:p text:style-name="P17"><text:span text:style-name="T16"><text:s text:c="2"/>} </text:span><text:span text:style-name="T34">AudioQItem_t</text:span><text:span text:style-name="T16">;</text:span></text:p>
      <text:p text:style-name="P13"/>
      <text:p text:style-name="P17"><text:span text:style-name="T16"><text:s text:c="2"/></text:span><text:span text:style-name="T15">#define</text:span><text:span text:style-name="T16"> <text:s text:c="3"/>c_MaxElementsAudioQ <text:s text:c="2"/>25 </text:span></text:p>
      <text:p text:style-name="P17"><text:span text:style-name="T16"><text:s text:c="2"/></text:span><text:span text:style-name="T15">#define</text:span><text:span text:style-name="T16"> <text:s text:c="3"/>c_Size_AudioQItem <text:s text:c="4"/></text:span><text:span text:style-name="T15">sizeof</text:span><text:span text:style-name="T16"> ( AudioQItem_t )</text:span></text:p>
      <text:p text:style-name="P17"><text:span text:style-name="T16"><text:s text:c="2"/></text:span><text:span text:style-name="T31">//</text:span></text:p>
      <text:p text:style-name="P17"><text:span text:style-name="T16"><text:s text:c="2"/></text:span><text:span text:style-name="T31">// ***************************************************************************</text:span></text:p>
      <text:p text:style-name="P17"><text:span text:style-name="T16"><text:s text:c="2"/></text:span><text:span text:style-name="T31">//</text:span></text:p>
      <text:p text:style-name="P17"><text:span text:style-name="T16"><text:s text:c="2"/></text:span><text:span text:style-name="T31">// SignalQueue definition</text:span></text:p>
      <text:p text:style-name="P17"><text:span text:style-name="T16"><text:s text:c="2"/></text:span><text:span text:style-name="T31">//</text:span></text:p>
      <text:p text:style-name="P17"><text:span text:style-name="T16"><text:s text:c="2"/></text:span><text:span text:style-name="T15">typedef</text:span><text:span text:style-name="T16"> </text:span><text:span text:style-name="T15">struct</text:span></text:p>
      <text:p text:style-name="P34"><text:s text:c="2"/>{</text:p>
      <text:p text:style-name="P20"><text:span text:style-name="T16"><text:s text:c="4"/></text:span><text:span text:style-name="T34">uint16_t</text:span><text:span text:style-name="T16"> <text:s/></text:span><text:span text:style-name="T26">Signal_Id</text:span><text:span text:style-name="T16">;<text:tab/><text:tab/></text:span><text:span text:style-name="T25">[siehe </text:span><text:span text:style-name="T19">CAN_SIGNAL_IDs</text:span><text:span text:style-name="T20">]</text:span></text:p>
      <text:p text:style-name="P17"><text:span text:style-name="T16"><text:s text:c="4"/></text:span><text:span text:style-name="T34">uint16_t</text:span><text:span text:style-name="T16"> <text:s/></text:span><text:span text:style-name="T26">Signal_Volume</text:span><text:span text:style-name="T16">;<text:tab/></text:span><text:span text:style-name="T25">[0 – 100]%</text:span></text:p>
      <text:p text:style-name="P13"/>
      <text:p text:style-name="P17"><text:span text:style-name="T16"><text:s text:c="2"/>} </text:span><text:span text:style-name="T34">SignalQItem_t</text:span><text:span text:style-name="T16">;</text:span></text:p>
      <text:p text:style-name="P13"/>
      <text:p text:style-name="P17"><text:span text:style-name="T16"><text:s text:c="2"/></text:span><text:span text:style-name="T15">#define</text:span><text:span text:style-name="T16"> <text:s text:c="3"/>c_MaxElementsSignalQ <text:s text:c="2"/></text:span><text:span text:style-name="T24">25</text:span></text:p>
      <text:p text:style-name="P17"><text:span text:style-name="T16"><text:s text:c="2"/></text:span><text:span text:style-name="T15">#define</text:span><text:span text:style-name="T16"> <text:s text:c="3"/>c_Size_SignalQItem <text:s text:c="4"/></text:span><text:span text:style-name="T15">sizeof</text:span><text:span text:style-name="T16"> ( SignalQItem_t )</text:span></text:p>
      <text:p text:style-name="P16"/>
      <text:p text:style-name="P12"/>
      <text:p text:style-name="P12">Mit den Konfigurationsvariabeln </text:p>
      <text:p text:style-name="P12"/>
      <text:p text:style-name="P18"><text:span text:style-name="T16"><text:s text:c="2"/></text:span><text:span text:style-name="T21">g_ConfigData</text:span><text:span text:style-name="T16">.</text:span><text:span text:style-name="T26">Signal_Mute<text:tab/><text:tab/></text:span><text:span text:style-name="T28">[0/1]</text:span></text:p>
      <text:p text:style-name="P18"><text:span text:style-name="T16"><text:s text:c="2"/></text:span><text:span text:style-name="T21">g_ConfigData</text:span><text:span text:style-name="T16">.</text:span><text:span text:style-name="T26">Signal_</text:span><text:span text:style-name="T28">Volume<text:tab/><text:tab/>[0-100]<text:tab/>%</text:span></text:p>
      <text:p text:style-name="P36"/>
      <text:p text:style-name="P18"><text:span text:style-name="T16"><text:s text:c="2"/></text:span><text:span text:style-name="T21">g_ConfigData</text:span><text:span text:style-name="T16">.</text:span><text:span text:style-name="T26">SC_Mute</text:span><text:span text:style-name="T16"> <text:s text:c="3"/><text:tab/><text:tab/></text:span><text:span text:style-name="T23">[0/1]</text:span><text:span text:style-name="T16"><text:tab/></text:span></text:p>
      <text:p text:style-name="P18"><text:span text:style-name="T16"><text:s text:c="2"/></text:span><text:span text:style-name="T21">g_ConfigData</text:span><text:span text:style-name="T16">.</text:span><text:span text:style-name="T26">Total_Mute</text:span><text:span text:style-name="T16"> <text:tab/><text:tab/></text:span><text:span text:style-name="T23">[0/1]</text:span></text:p>
      <text:p text:style-name="P36"/>
      <text:p text:style-name="P15"><text:span text:style-name="T16"><text:s text:c="2"/></text:span><text:span text:style-name="T21">g_ConfigData</text:span><text:span text:style-name="T16">.</text:span><text:span text:style-name="T26">Vario_Volume<text:tab/><text:tab/>[0-100]<text:tab/>%</text:span></text:p>
      <text:p text:style-name="P17"><text:span text:style-name="T16"><text:s text:c="2"/></text:span><text:span text:style-name="T21">g_ConfigData</text:span><text:span text:style-name="T16">.</text:span><text:span text:style-name="T26">SC_Volume</text:span><text:span text:style-name="T16"> <text:s text:c="2"/><text:tab/><text:tab/></text:span><text:span text:style-name="T23">[0-100]<text:tab/>%</text:span></text:p>
      <text:p text:style-name="P36"/>
      <text:p text:style-name="P18"><text:span text:style-name="T23"><text:s text:c="2"/></text:span><text:span text:style-name="T22">g_ConfigData</text:span><text:span text:style-name="T23">.</text:span><text:span text:style-name="T28">Vario_MuteWinUL<text:tab/><text:tab/>[</text:span><text:span text:style-name="T29">+1 </text:span><text:span text:style-name="T28">- </text:span><text:span text:style-name="T29">+20]<text:tab/>cm/s</text:span><text:span text:style-name="T28"><text:tab/></text:span></text:p>
      <text:p text:style-name="P19"><text:span text:style-name="T16"><text:s text:c="2"/></text:span><text:span text:style-name="T21">g_ConfigData</text:span><text:span text:style-name="T16">.</text:span><text:span text:style-name="T26">Vario_MuteWinLL<text:tab/><text:tab/></text:span><text:span text:style-name="T28">[-</text:span><text:span text:style-name="T29">1 </text:span><text:span text:style-name="T28">- -</text:span><text:span text:style-name="T29">20]<text:tab/>cm/s</text:span><text:span text:style-name="T28"><text:tab/></text:span></text:p>
      <text:p text:style-name="P19"><text:span text:style-name="T16"><text:s text:c="2"/></text:span><text:span text:style-name="T21">g_ConfigData</text:span><text:span text:style-name="T16">.</text:span><text:span text:style-name="T26">SC_MuteWinUL</text:span><text:span text:style-name="T16"> <text:s text:c="3"/><text:tab/><text:tab/></text:span><text:span text:style-name="T28">[</text:span><text:span text:style-name="T29">+5 </text:span><text:span text:style-name="T28">- </text:span><text:span text:style-name="T29">+20]<text:tab/>km/h </text:span></text:p>
      <text:p text:style-name="P19"><text:span text:style-name="T16"><text:s text:c="2"/></text:span><text:span text:style-name="T21">g_ConfigData</text:span><text:span text:style-name="T16">.</text:span><text:span text:style-name="T26">SC_MuteWinLL</text:span><text:span text:style-name="T16"> <text:s text:c="2"/><text:tab/><text:tab/></text:span><text:span text:style-name="T28">[-</text:span><text:span text:style-name="T29">5 </text:span><text:span text:style-name="T28">- -</text:span><text:span text:style-name="T29">20]<text:tab/>km/h</text:span><text:span text:style-name="T28"><text:tab/></text:span></text:p>
      <text:p text:style-name="P11"/>
      <text:p text:style-name="P14">werden diese Datentransfers gesteuert.</text:p>
      <text:h text:style-name="P39" text:outline-level="1">Umsetzung aus Seite des Audios</text:h>
      <text:p text:style-name="P30"/>
      <text:p text:style-name="P22">Das Audio selbst definiert </text:p>
      <text:p text:style-name="P22"/>
      <text:p text:style-name="P23"><text:span text:style-name="T17"><text:s text:c="2"/></text:span><text:span text:style-name="T14">#define</text:span><text:span text:style-name="T17"> </text:span><text:span text:style-name="T18">c_max_frequency</text:span><text:span text:style-name="T17"> <text:s text:c="10"/>5000.0F</text:span></text:p>
      <text:p text:style-name="P9"><text:span text:style-name="T17"><text:s text:c="2"/></text:span><text:span text:style-name="T14">#define</text:span><text:span text:style-name="T17"> c_min_frequency <text:s text:c="10"/>300.0F</text:span></text:p>
      <text:p text:style-name="P9"><text:span text:style-name="T17"><text:s text:c="2"/></text:span><text:span text:style-name="T14">#define</text:span><text:span text:style-name="T17"> c_mid_frequency <text:s text:c="10"/>1225.0F <text:s text:c="2"/></text:span><text:span text:style-name="T32">// </text:span><text:span text:style-name="T33">ca</text:span><text:span text:style-name="T32">. </text:span><text:span text:style-name="T33">sqrt</text:span><text:span text:style-name="T32"> ( </text:span><text:span text:style-name="T33">min</text:span><text:span text:style-name="T32"> * max )</text:span></text:p>
      <text:p text:style-name="P21"/>
      <text:p text:style-name="P24">und</text:p>
      <text:p text:style-name="P22"/>
      <text:p text:style-name="P8"><text:span text:style-name="T14">enum</text:span><text:span text:style-name="T17"> </text:span><text:span text:style-name="T18">CAN_SIGNAL_IDs</text:span></text:p>
      <text:p text:style-name="P33"><text:s text:c="2"/>{</text:p>
      <text:p text:style-name="P10"><text:span text:style-name="T17"><text:s text:c="4"/></text:span><text:span text:style-name="T27">cNoSignal</text:span><text:span text:style-name="T17">,</text:span></text:p>
      <text:p text:style-name="P10"><text:span text:style-name="T17"><text:s text:c="4"/></text:span><text:span text:style-name="T27">cAutoChange</text:span><text:span text:style-name="T17">,</text:span></text:p>
      <text:p text:style-name="P10"><text:span text:style-name="T17"><text:s text:c="4"/></text:span><text:span text:style-name="T27">cInvAutoChange</text:span><text:span text:style-name="T17">,</text:span></text:p>
      <text:p text:style-name="P10"><text:span text:style-name="T17"><text:s text:c="4"/></text:span><text:span text:style-name="T27">cAlarm</text:span><text:span text:style-name="T17">,</text:span></text:p>
      <text:p text:style-name="P10"><text:span text:style-name="T17"><text:s text:c="4"/></text:span><text:span text:style-name="T27">cTransfer</text:span><text:span text:style-name="T17">,</text:span></text:p>
      <text:p text:style-name="P10"><text:span text:style-name="T17"><text:s text:c="4"/></text:span><text:span text:style-name="T27">cClick</text:span><text:span text:style-name="T17">,</text:span></text:p>
      <text:p text:style-name="P10"><text:span text:style-name="T17"><text:s text:c="4"/></text:span><text:span text:style-name="T27">cBeep</text:span><text:span text:style-name="T17">,</text:span></text:p>
      <text:p text:style-name="P10"><text:span text:style-name="T17"><text:s text:c="4"/></text:span><text:span text:style-name="T27">cmaxSigId</text:span><text:span text:style-name="T17">,</text:span></text:p>
      <text:p text:style-name="P33"><text:s text:c="2"/>};</text:p>
      <text:p text:style-name="P7"/>
      <text:p text:style-name="P24">Die digitale Tonerzeugung erfolgt in Task AudioController. Lautstärke und Frequenz werden über den DAC im F4 gesteuert.</text:p>
      <text:h text:style-name="P38" text:outline-level="1">Autoren und Kontributoren für das HKM</text:h>
      <text:p text:style-name="Text_20_body"/>
      <text:p text:style-name="P3">Das HKM <text:span text:style-name="T4">konnte </text:span>entstehen durch die Zusammenarbeit und die Beiträge folgender Personen</text:p>
      <text:p text:style-name="P3"/>
      <text:list xml:id="list2461356884" text:style-name="List_20_1">
        <text:list-item>
          <text:p text:style-name="P40">Betz, Max</text:p>
        </text:list-item>
        <text:list-item>
          <text:p text:style-name="P40">Foerderer, Marc</text:p>
        </text:list-item>
        <text:list-item>
          <text:p text:style-name="P40">Langer, Stefan</text:p>
        </text:list-item>
        <text:list-item>
          <text:p text:style-name="P41">Leutenegger, Stefan</text:p>
        </text:list-item>
        <text:list-item>
          <text:p text:style-name="P40">Maier, Felix</text:p>
        </text:list-item>
        <text:list-item>
          <text:p text:style-name="P40">Rupp, Horst</text:p>
        </text:list-item>
        <text:list-item>
          <text:p text:style-name="P40">Schäfer, Klaus</text:p>
        </text:list-item>
        <text:list-item>
          <text:p text:style-name="P40">Simon, Winfried</text:p>
        </text:list-item>
        <text:list-item>
          <text:p text:style-name="P40">Wahlig, Uwe</text:p>
        </text:list-item>
      </text:list>
      <text:p text:style-name="P3"/>
      <text:p text:style-name="P4">(in alphanumerischer Reihenfolge, ohne Berücksichtigung des Umfangs oder des Gewichtes des jeweiligen persönlichen Beitrags)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adornments="Standard" style:font-family-generic="swiss" style:font-pitch="variable"/>
    <style:font-face style:name="Calibri Light" svg:font-family="'Calibri Light'" style:font-adornments="Standard" style:font-family-generic="swiss" style:font-pitch="variable"/>
    <style:font-face style:name="Calibri Light1" svg:font-family="'Calibri Light'" style:font-adornments="Fett" style:font-family-generic="swiss" style:font-pitch="variable"/>
    <style:font-face style:name="Consolas" svg:font-family="Consolas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/>
      <style:text-properties style:font-name="Calibri" fo:font-family="Calibri" style:font-style-name="Standard" style:font-family-generic="swiss" style:font-pitch="variable"/>
    </style:style>
    <style:style style:name="Footnote" style:family="paragraph" style:parent-style-name="Standard" style:class="extra" style:master-page-name="">
      <style:paragraph-properties fo:margin-left="0cm" fo:margin-right="0cm" fo:margin-top="0.101cm" fo:margin-bottom="0.101cm" style:contextual-spacing="false" fo:text-align="start" style:justify-single-word="false" fo:text-indent="0cm" style:auto-text-indent="false" style:page-number="auto" text:number-lines="false" text:line-number="0">
        <style:tab-stops>
          <style:tab-stop style:position="0.499cm"/>
        </style:tab-stops>
      </style:paragraph-properties>
      <style:text-properties fo:font-size="9pt" style:letter-kerning="tru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" fo:font-family="'Calibri Light'" style:font-style-name="Standard" style:font-family-generic="swiss" style:font-pitch="variable" fo:font-size="14pt" fo:font-weight="250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049cm" fo:margin-bottom="0.049cm" style:contextual-spacing="false" fo:line-height="100%" fo:text-align="start" style:justify-single-word="false" fo:orphans="2" fo:widows="2" fo:text-indent="0cm" style:auto-text-indent="false" style:page-number="auto"/>
      <style:text-properties style:font-name="Calibri" fo:font-family="Calibri" style:font-style-name="Standard" style:font-family-generic="swiss" style:font-pitch="variable" fo:font-size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.4cm" fo:margin-top="0.423cm" fo:margin-bottom="0.212cm" style:contextual-spacing="false" fo:text-indent="0cm" style:auto-text-indent="false"/>
      <style:text-properties style:font-name="Calibri Light1" fo:font-family="'Calibri Light'" style:font-style-name="Fet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 Light1" fo:font-family="'Calibri Light'" style:font-style-name="Fett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1f2f212"/>
    </style:style>
    <style:style style:name="MT1" style:family="text">
      <style:text-properties style:font-name="Calibri" fo:font-size="9pt" officeooo:rsid="0168f702"/>
    </style:style>
    <style:style style:name="MT2" style:family="text">
      <style:text-properties style:font-name="Calibri" fo:font-size="9pt" officeooo:rsid="01f5f510"/>
    </style:style>
    <style:style style:name="MT3" style:family="text">
      <style:text-properties style:font-name="Calibri" fo:font-size="9pt" officeooo:rsid="01f74380"/>
    </style:style>
    <style:style style:name="MT4" style:family="text">
      <style:text-properties officeooo:rsid="0168f702"/>
    </style:style>
    <style:page-layout style:name="Mpm1">
      <style:page-layout-properties fo:page-width="21.001cm" fo:page-height="29.7cm" style:num-format="1" style:print-orientation="portrait" fo:margin-top="1.401cm" fo:margin-bottom="1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opacity="5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file-name text:display="name-and-extension">HKM_Audio_Interface.odt</text:file-name><text:s text:c="4"/><text:span text:style-name="MT1">V</text:span><text:span text:style-name="MT2">0.</text:span><text:span text:style-name="MT3">6.17.2<text:tab/>29.01.2022</text:span><text:span text:style-name="MT4"> <text:s text:c="16"/>Horst Rupp</text:span><text:tab/><text:page-number text:select-page="current">2</text:page-number> / <text:page-count>5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/>
      </style:header>
    </style:master-page>
    <style:master-page style:name="Envelope" style:page-layout-name="Mpm5" draw:style-name="Mdp2">
      <style:header>
        <text:p text:style-name="Header"/>
      </style:header>
    </style:master-page>
    <style:master-page style:name="Index" style:page-layout-name="Mpm2" draw:style-name="Mdp2">
      <style:header>
        <text:p text:style-name="Header"/>
      </style:header>
    </style:master-page>
    <style:master-page style:name="HTML" style:page-layout-name="Mpm6" draw:style-name="Mdp2">
      <style:header>
        <text:p text:style-name="Header"/>
      </style:header>
    </style:master-page>
    <style:master-page style:name="Footnote" style:page-layout-name="Mpm7" draw:style-name="Mdp2">
      <style:header>
        <text:p text:style-name="Header"/>
      </style:header>
    </style:master-page>
    <style:master-page style:name="Endnote" style:page-layout-name="Mpm7" draw:style-name="Mdp2">
      <style:header>
        <text:p text:style-name="Header"/>
      </style:header>
    </style:master-page>
    <style:master-page style:name="Landscape" style:page-layout-name="Mpm8" draw:style-name="Mdp2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8T13:43:45.796000000</dc:date>
    <meta:editing-duration>P1DT22H40M14S</meta:editing-duration>
    <meta:editing-cycles>139</meta:editing-cycles>
    <meta:generator>LibreOffice/7.2.5.2$Windows_X86_64 LibreOffice_project/499f9727c189e6ef3471021d6132d4c694f357e5</meta:generator>
    <dc:creator>Horst Rupp</dc:creator>
    <meta:document-statistic meta:table-count="0" meta:image-count="0" meta:object-count="0" meta:page-count="5" meta:paragraph-count="98" meta:word-count="675" meta:character-count="5220" meta:non-whitespace-character-count="4316"/>
  </office:meta>
</office:document-meta>
</file>